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8aa0" officeooo:paragraph-rsid="00158aa0"/>
    </style:style>
    <style:style style:name="P2" style:family="paragraph" style:parent-style-name="Standard">
      <style:text-properties officeooo:rsid="00158aa0" officeooo:paragraph-rsid="00158aa0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style:font-name="Arial1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Introduzione</text:span></text:p>
      <text:p text:style-name="P3"><text:span text:style-name="T1">1.1 Propositi</text:span></text:p>
      <text:p text:style-name="P3"><text:span text:style-name="T1">1.2 Obiettivi</text:span></text:p>
      <text:p text:style-name="P3"><text:span text:style-name="T1">1.3 Definizioni, acronimi ed abbreviazioni</text:span></text:p>
      <text:p text:style-name="P3"><text:span text:style-name="T1">1.4 Riferimenti</text:span></text:p>
      <text:p text:style-name="P3"><text:span text:style-name="T1">1.5 Panoramica</text:span></text:p>
      <text:p text:style-name="P3"><text:span text:style-name="T1">2. Descrizione generale</text:span></text:p>
      <text:p text:style-name="P3"><text:span text:style-name="T1">2.1 Prospettive del prodotto</text:span></text:p>
      <text:p text:style-name="P3"><text:span text:style-name="T1">2.2 Funzionalità del prodotto</text:span></text:p>
      <text:p text:style-name="P3"><text:span text:style-name="T1">2.3 Caratteristiche utente</text:span></text:p>
      <text:p text:style-name="P3"><text:span text:style-name="T1">2.4 Vincoli generali</text:span></text:p>
      <text:p text:style-name="P3"><text:span text:style-name="T1">2.5 Assunzioni e dipendenze</text:span></text:p>
      <text:p text:style-name="P3"><text:span text:style-name="T1">3. Requisiti specifici</text:span></text:p>
      <text:p text:style-name="P3"><text:span text:style-name="T1">3.1 Requisiti di interfaccia esterna</text:span></text:p>
      <text:p text:style-name="P3"><text:span text:style-name="T1">3.1.1 Interfaccia utente</text:span></text:p>
      <text:p text:style-name="P3"><text:span text:style-name="T1">3.1.2 Interfaccia hardware</text:span></text:p>
      <text:p text:style-name="P3"><text:span text:style-name="T1">3.1.3 Interfaccia software</text:span></text:p>
      <text:p text:style-name="P3"><text:span text:style-name="T1">3.1.4 Interfaccia di comunicazione</text:span></text:p>
      <text:p text:style-name="P3"><text:span text:style-name="T1">3.2 Requisiti funzionali</text:span></text:p>
      <text:p text:style-name="P3"><text:span text:style-name="T1">3.2.1 Prenotazione Prima Visita</text:span></text:p>
      <text:p text:style-name="P3"><text:span text:style-name="T1">3.2.1.1 Introduzione</text:span></text:p>
      <text:p text:style-name="P3"><text:span text:style-name="T1">3.2.1.2 Input</text:span></text:p>
      <text:p text:style-name="P3"><text:span text:style-name="T1">3.2.1.3 Elaborazione</text:span></text:p>
      <text:p text:style-name="P3"><text:span text:style-name="T1">3.2.1.4 Output</text:span></text:p>
      <text:p text:style-name="P3"><text:span text:style-name="T1">3.2.2 Prenotazione Day Hospital</text:span></text:p>
      <text:p text:style-name="P3"><text:span text:style-name="T1">3.2.2.1 Introduzione</text:span></text:p>
      <text:p text:style-name="P3"><text:span text:style-name="T1">3.2.2.2 Input</text:span></text:p>
      <text:p text:style-name="P3"><text:span text:style-name="T1">3.2.2.3 Elaborazione</text:span></text:p>
      <text:p text:style-name="P3"><text:span text:style-name="T1">3.2.2.4 Output</text:span></text:p>
      <text:p text:style-name="P3"><text:span text:style-name="T1">3.2.3 Prenotazione Visita di Controllo</text:span></text:p>
      <text:p text:style-name="P3"><text:span text:style-name="T1">3.2.3.1 Introduzione</text:span></text:p>
      <text:p text:style-name="P3"><text:span text:style-name="T1">3.2.3.2 Input</text:span></text:p>
      <text:p text:style-name="P3"><text:span text:style-name="T1">3.2.3.3 Elaborazione</text:span></text:p>
      <text:p text:style-name="P3"><text:span text:style-name="T1">3.2.3.4 Output</text:span></text:p>
      <text:p text:style-name="P3"><text:span text:style-name="T1">3.2.4 Variazione data prenotazione</text:span></text:p>
      <text:p text:style-name="P3"><text:span text:style-name="T1">3.2.4.1 Introduzione</text:span></text:p>
      <text:p text:style-name="P3"><text:span text:style-name="T1">3.2.4.2 Input</text:span></text:p>
      <text:p text:style-name="P3"><text:span text:style-name="T1">3.2.4.3 Elaborazione</text:span></text:p>
      <text:p text:style-name="P3"><text:span text:style-name="T1">3.2.4.4 Output</text:span></text:p>
      <text:p text:style-name="P3"><text:span text:style-name="T1">3.2.5 Annullamento prenotazione</text:span></text:p>
      <text:p text:style-name="P3"><text:span text:style-name="T1">3.2.5.1 Introduzione</text:span></text:p>
      <text:p text:style-name="P3"><text:span text:style-name="T1">3.2.5.2 Input</text:span></text:p>
      <text:p text:style-name="P3"><text:span text:style-name="T1">3.2.5.3 Elaborazione</text:span></text:p>
      <text:p text:style-name="P3"><text:span text:style-name="T1">3.2.5.4 Output</text:span></text:p>
      <text:p text:style-name="P3"><text:span text:style-name="T1">3.2.6 Riepilogo prenotazioni per paziente</text:span></text:p>
      <text:p text:style-name="P3"><text:span text:style-name="T1">3.2.6.1 Introduzione</text:span></text:p>
      <text:p text:style-name="P3"><text:span text:style-name="T1">3.2.6.2 Input</text:span></text:p>
      <text:p text:style-name="P3"><text:span text:style-name="T1">3.2.6.3 Elaborazione</text:span></text:p>
      <text:p text:style-name="P3"><text:span text:style-name="T1">3.2.6.4 Output</text:span></text:p>
      <text:p text:style-name="P3"><text:span text:style-name="T1">3.2.7 Riepilogo prenotazioni per visita</text:span></text:p>
      <text:p text:style-name="P3"><text:span text:style-name="T1">3.2.7.1 Introduzione</text:span></text:p>
      <text:p text:style-name="P3"><text:span text:style-name="T1">3.2.7.2 Input</text:span></text:p>
      <text:p text:style-name="P3"><text:span text:style-name="T1">3.2.7.3 Elaborazione</text:span></text:p>
      <text:p text:style-name="P3"><text:span text:style-name="T1">3.2.7.4 Output</text:span></text:p>
      <text:p text:style-name="P3"><text:span text:style-name="T1">3.2.8 Riepilogo prenotazioni per data</text:span></text:p>
      <text:p text:style-name="P3"><text:span text:style-name="T1">3.2.8.1 Introduzione</text:span></text:p>
      <text:p text:style-name="P3"><text:span text:style-name="T1">3.2.8.2 Input</text:span></text:p>
      <text:p text:style-name="P3"><text:span text:style-name="T1">3.2.8.3 Elaborazione</text:span></text:p>
      <text:p text:style-name="P3"><text:span text:style-name="T1">3.2.8.4 Output</text:span></text:p>
      <text:p text:style-name="P3"><text:span text:style-name="T1">3.2.9 Riepilogo tempi di servizio prenotazioni</text:span></text:p>
      <text:p text:style-name="P3"><text:span text:style-name="T1">3.2.9.1 Introduzione</text:span></text:p>
      <text:p text:style-name="P3"><text:span text:style-name="T1">3.2.9.2 Input</text:span></text:p>
      <text:p text:style-name="P3"><text:span text:style-name="T1">3.2.9.3 Elaborazione</text:span></text:p>
      <text:p text:style-name="P3"><text:soft-page-break/><text:span text:style-name="T1">3.2.9.4 Output</text:span></text:p>
      <text:p text:style-name="P3"><text:span text:style-name="T1">3.2.10 Aggiornamento dati visita</text:span></text:p>
      <text:p text:style-name="P3"><text:span text:style-name="T1">3.2.10.1 Introduzione</text:span></text:p>
      <text:p text:style-name="P3"><text:span text:style-name="T1">3.2.10.2 Input</text:span></text:p>
      <text:p text:style-name="P3"><text:span text:style-name="T1">3.2.10.3 Elaborazione</text:span></text:p>
      <text:p text:style-name="P3"><text:span text:style-name="T1">3.2.10.4 Output</text:span></text:p>
      <text:p text:style-name="P3"><text:span text:style-name="T1">3.2.11 Consultazione cartella clinica</text:span></text:p>
      <text:p text:style-name="P3"><text:span text:style-name="T1">3.2.11.1 Introduzione</text:span></text:p>
      <text:p text:style-name="P3"><text:span text:style-name="T1">3.2.11.2 Input</text:span></text:p>
      <text:p text:style-name="P3"><text:span text:style-name="T1">3.2.11.3 Elaborazione</text:span></text:p>
      <text:p text:style-name="P3"><text:span text:style-name="T1">3.2.11.4 Output</text:span></text:p>
      <text:p text:style-name="P3"><text:span text:style-name="T1">3.2.12 Riepilogo visite per data</text:span></text:p>
      <text:p text:style-name="P3"><text:span text:style-name="T1">3.2.12.1 Introduzione</text:span></text:p>
      <text:p text:style-name="P3"><text:span text:style-name="T1">3.2.12.2 Input</text:span></text:p>
      <text:p text:style-name="P3"><text:span text:style-name="T1">3.2.12.3 Elaborazione</text:span></text:p>
      <text:p text:style-name="P3"><text:span text:style-name="T1">3.2.12.4 Output</text:span></text:p>
      <text:p text:style-name="P3"><text:span text:style-name="T1">3.2.13 Riepilogo visite per medico</text:span></text:p>
      <text:p text:style-name="P3"><text:span text:style-name="T1">3.2.13.1 Introduzione</text:span></text:p>
      <text:p text:style-name="P3"><text:span text:style-name="T1">3.2.13.2 Input</text:span></text:p>
      <text:p text:style-name="P3"><text:span text:style-name="T1">3.2.13.3 Elaborazione</text:span></text:p>
      <text:p text:style-name="P3"><text:span text:style-name="T1">3.2.13.4 Output</text:span></text:p>
      <text:p text:style-name="P3"><text:span text:style-name="T1">3.2.14 Riepilogo visite per paziente</text:span></text:p>
      <text:p text:style-name="P3"><text:span text:style-name="T1">3.2.14.1 Introduzione</text:span></text:p>
      <text:p text:style-name="P3"><text:span text:style-name="T1">3.2.14.2 Input</text:span></text:p>
      <text:p text:style-name="P3"><text:span text:style-name="T1">3.2.14.3 Elaborazione</text:span></text:p>
      <text:p text:style-name="P3"><text:span text:style-name="T1">3.2.14.4 Output</text:span></text:p>
      <text:p text:style-name="P3"><text:span text:style-name="T1">3.2.15 Riepilogo esami prescritti</text:span></text:p>
      <text:p text:style-name="P3"><text:span text:style-name="T1">3.2.15.1 Introduzione</text:span></text:p>
      <text:p text:style-name="P3"><text:span text:style-name="T1">3.2.15.2 Input</text:span></text:p>
      <text:p text:style-name="P3"><text:span text:style-name="T1">3.2.15.3 Elaborazione</text:span></text:p>
      <text:p text:style-name="P3"><text:span text:style-name="T1">3.2.15.4 Output</text:span></text:p>
      <text:p text:style-name="P3"><text:span text:style-name="T1">3.2.16 Riepilogo medicinali prescritti</text:span></text:p>
      <text:p text:style-name="P3"><text:span text:style-name="T1">3.2.16.1 Introduzione</text:span></text:p>
      <text:p text:style-name="P3"><text:span text:style-name="T1">3.2.16.2 Input</text:span></text:p>
      <text:p text:style-name="P3"><text:span text:style-name="T1">3.2.16.3 Elaborazione</text:span></text:p>
      <text:p text:style-name="P3"><text:span text:style-name="T1">3.2.16.4 Output</text:span></text:p>
      <text:p text:style-name="P3"><text:span text:style-name="T1">3.3 Requisiti di prestazione</text:span></text:p>
      <text:p text:style-name="P1"><text:span text:style-name="T1">3.4 Vincoli di proget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1S</meta:editing-duration>
    <meta:editing-cycles>4</meta:editing-cycles>
    <meta:generator>LibreOffice/5.4.3.2$Windows_X86_64 LibreOffice_project/92a7159f7e4af62137622921e809f8546db437e5</meta:generator>
    <dc:date>2020-01-03T18:52:08.732000000</dc:date>
    <meta:document-statistic meta:table-count="0" meta:image-count="0" meta:object-count="0" meta:page-count="2" meta:paragraph-count="101" meta:word-count="268" meta:character-count="2178" meta:non-whitespace-character-count="2011"/>
    <meta:user-defined meta:name="Info 1"/>
    <meta:user-defined meta:name="Info 2"/>
    <meta:user-defined meta:name="Info 3"/>
    <meta:user-defined meta:name="Info 4"/>
  </office:meta>
</office:document-meta>
</file>